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07797" officeooo:paragraph-rsid="00007797"/>
    </style:style>
    <style:style style:name="P2" style:family="paragraph" style:parent-style-name="Standard">
      <style:text-properties fo:font-weight="bold" officeooo:rsid="00019a8a" officeooo:paragraph-rsid="0000bf73" style:font-weight-asian="bold" style:font-weight-complex="bold"/>
    </style:style>
    <style:style style:name="P3" style:family="paragraph" style:parent-style-name="Standard">
      <style:text-properties fo:font-weight="bold" officeooo:rsid="001392c1" officeooo:paragraph-rsid="001392c1" style:font-weight-asian="bold" style:font-weight-complex="bold"/>
    </style:style>
    <style:style style:name="P4" style:family="paragraph" style:parent-style-name="Standard">
      <style:text-properties fo:font-weight="bold" officeooo:rsid="0016d6ba" officeooo:paragraph-rsid="001b9e78" style:font-weight-asian="bold" style:font-weight-complex="bold"/>
    </style:style>
    <style:style style:name="P5" style:family="paragraph" style:parent-style-name="Standard">
      <style:text-properties fo:font-weight="bold" officeooo:rsid="001b9e78" officeooo:paragraph-rsid="001b9e78" style:font-weight-asian="bold" style:font-weight-complex="bold"/>
    </style:style>
    <style:style style:name="P6" style:family="paragraph" style:parent-style-name="Standard">
      <style:text-properties officeooo:rsid="00034e00" officeooo:paragraph-rsid="00034e00"/>
    </style:style>
    <style:style style:name="P7" style:family="paragraph" style:parent-style-name="Standard">
      <style:text-properties officeooo:rsid="0006d123" officeooo:paragraph-rsid="0006d123"/>
    </style:style>
    <style:style style:name="P8" style:family="paragraph" style:parent-style-name="Standard">
      <style:text-properties officeooo:rsid="0007079c" officeooo:paragraph-rsid="0007079c"/>
    </style:style>
    <style:style style:name="P9" style:family="paragraph" style:parent-style-name="Standard">
      <style:text-properties officeooo:rsid="00094a26" officeooo:paragraph-rsid="00094a26"/>
    </style:style>
    <style:style style:name="P10" style:family="paragraph" style:parent-style-name="Standard">
      <style:text-properties officeooo:rsid="000be090" officeooo:paragraph-rsid="000be090"/>
    </style:style>
    <style:style style:name="P11" style:family="paragraph" style:parent-style-name="Standard">
      <style:text-properties officeooo:rsid="000d6efb" officeooo:paragraph-rsid="000d6efb"/>
    </style:style>
    <style:style style:name="P12" style:family="paragraph" style:parent-style-name="Standard">
      <style:text-properties officeooo:rsid="000daf50" officeooo:paragraph-rsid="000daf50"/>
    </style:style>
    <style:style style:name="P13" style:family="paragraph" style:parent-style-name="Standard">
      <style:text-properties officeooo:rsid="000eea93" officeooo:paragraph-rsid="000eea93"/>
    </style:style>
    <style:style style:name="P14" style:family="paragraph" style:parent-style-name="Standard">
      <style:text-properties officeooo:rsid="0012c5aa" officeooo:paragraph-rsid="0012c5aa"/>
    </style:style>
    <style:style style:name="P15" style:family="paragraph" style:parent-style-name="Standard">
      <style:text-properties fo:font-weight="normal" officeooo:rsid="00015a73" officeooo:paragraph-rsid="00015a73" style:font-weight-asian="normal" style:font-weight-complex="normal"/>
    </style:style>
    <style:style style:name="P16" style:family="paragraph" style:parent-style-name="Standard">
      <style:text-properties fo:font-weight="normal" officeooo:rsid="00052332" officeooo:paragraph-rsid="00034e00" style:font-weight-asian="normal" style:font-weight-complex="normal"/>
    </style:style>
    <style:style style:name="P17" style:family="paragraph" style:parent-style-name="Standard">
      <style:text-properties fo:font-weight="normal" officeooo:rsid="0006d123" officeooo:paragraph-rsid="0006d123" style:font-weight-asian="normal" style:font-weight-complex="normal"/>
    </style:style>
    <style:style style:name="P18" style:family="paragraph" style:parent-style-name="Standard">
      <style:text-properties fo:font-style="normal" fo:font-weight="normal" officeooo:rsid="0022e6ee" officeooo:paragraph-rsid="0000bf73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015a73" officeooo:paragraph-rsid="0000bf73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normal" officeooo:rsid="000f197c" officeooo:paragraph-rsid="000f197c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style:text-underline-style="none" fo:font-weight="normal" officeooo:rsid="000f48a8" officeooo:paragraph-rsid="000f48a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fo:font-style="normal" style:text-underline-style="none" fo:font-weight="normal" officeooo:rsid="0010e733" officeooo:paragraph-rsid="0010e733" style:font-style-asian="normal" style:font-weight-asian="normal" style:font-style-complex="normal" style:font-weight-complex="normal"/>
    </style:style>
    <style:style style:name="P23" style:family="paragraph" style:parent-style-name="Standard">
      <style:text-properties fo:font-style="normal" style:text-underline-style="none" fo:font-weight="normal" officeooo:rsid="0012c5aa" officeooo:paragraph-rsid="0012c5aa" style:font-style-asian="normal" style:font-weight-asian="normal" style:font-style-complex="normal" style:font-weight-complex="normal"/>
    </style:style>
    <style:style style:name="P24" style:family="paragraph" style:parent-style-name="Standard">
      <style:text-properties fo:font-style="normal" style:text-underline-style="none" fo:font-weight="normal" officeooo:rsid="001392c1" officeooo:paragraph-rsid="001392c1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fo:font-style="normal" style:text-underline-style="none" fo:font-weight="normal" officeooo:rsid="00153a57" officeooo:paragraph-rsid="00153a5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197156" officeooo:paragraph-rsid="001b9e78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d602e" officeooo:paragraph-rsid="001d602e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text-underline-style="none" fo:font-weight="normal" officeooo:rsid="0007079c" officeooo:paragraph-rsid="0007079c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0857ba" officeooo:paragraph-rsid="0007079c" style:font-weight-asian="normal" style:font-weight-complex="normal"/>
    </style:style>
    <style:style style:name="P30" style:family="paragraph" style:parent-style-name="Standard">
      <style:text-properties style:text-underline-style="none" fo:font-weight="normal" officeooo:rsid="00094a26" officeooo:paragraph-rsid="00094a26" style:font-weight-asian="normal" style:font-weight-complex="normal"/>
    </style:style>
    <style:style style:name="P31" style:family="paragraph" style:parent-style-name="Standard">
      <style:text-properties style:text-underline-style="none" fo:font-weight="normal" officeooo:rsid="000be090" officeooo:paragraph-rsid="000be090" style:font-weight-asian="normal" style:font-weight-complex="normal"/>
    </style:style>
    <style:style style:name="P32" style:family="paragraph" style:parent-style-name="Standard">
      <style:text-properties style:text-underline-style="none" fo:font-weight="normal" officeooo:rsid="000d6efb" officeooo:paragraph-rsid="000d6efb" style:font-weight-asian="normal" style:font-weight-complex="normal"/>
    </style:style>
    <style:style style:name="P33" style:family="paragraph" style:parent-style-name="Standard">
      <style:text-properties style:text-underline-style="none" fo:font-weight="normal" officeooo:rsid="000daf50" officeooo:paragraph-rsid="000daf50" style:font-weight-asian="normal" style:font-weight-complex="normal"/>
    </style:style>
    <style:style style:name="P34" style:family="paragraph" style:parent-style-name="Standard" style:list-style-name="L1">
      <style:text-properties fo:font-weight="bold" officeooo:rsid="00019a8a" officeooo:paragraph-rsid="0000bf73" style:font-weight-asian="bold" style:font-weight-complex="bold"/>
    </style:style>
    <style:style style:name="P35" style:family="paragraph" style:parent-style-name="Standard" style:list-style-name="L1">
      <style:text-properties fo:font-weight="bold" officeooo:rsid="00110246" officeooo:paragraph-rsid="0000bf73" style:font-weight-asian="bold" style:font-weight-complex="bold"/>
    </style:style>
    <style:style style:name="P36" style:family="paragraph" style:parent-style-name="Standard" style:list-style-name="L1">
      <style:text-properties fo:font-weight="bold" officeooo:rsid="0004626e" officeooo:paragraph-rsid="0000bf73" style:font-weight-asian="bold" style:font-weight-complex="bold"/>
    </style:style>
    <style:style style:name="P37" style:family="paragraph" style:parent-style-name="Standard" style:list-style-name="L1">
      <style:text-properties fo:font-weight="bold" officeooo:rsid="0005fafd" officeooo:paragraph-rsid="0000bf73" style:font-weight-asian="bold" style:font-weight-complex="bold"/>
    </style:style>
    <style:style style:name="P38" style:family="paragraph" style:parent-style-name="Standard" style:list-style-name="L1">
      <style:text-properties fo:font-weight="bold" officeooo:rsid="000b6da0" officeooo:paragraph-rsid="0000bf73" style:font-weight-asian="bold" style:font-weight-complex="bold"/>
    </style:style>
    <style:style style:name="P39" style:family="paragraph" style:parent-style-name="Standard" style:list-style-name="L1">
      <style:text-properties fo:font-weight="bold" officeooo:rsid="000e3c9a" officeooo:paragraph-rsid="0000bf73" style:font-weight-asian="bold" style:font-weight-complex="bold"/>
    </style:style>
    <style:style style:name="P40" style:family="paragraph" style:parent-style-name="Standard" style:list-style-name="L1">
      <style:text-properties fo:font-weight="bold" officeooo:rsid="000f6310" officeooo:paragraph-rsid="0000bf73" style:font-weight-asian="bold" style:font-weight-complex="bold"/>
    </style:style>
    <style:style style:name="P41" style:family="paragraph" style:parent-style-name="Standard" style:list-style-name="L1">
      <style:text-properties fo:font-weight="bold" officeooo:rsid="001254bc" officeooo:paragraph-rsid="0000bf73" style:font-weight-asian="bold" style:font-weight-complex="bold"/>
    </style:style>
    <style:style style:name="P42" style:family="paragraph" style:parent-style-name="Standard" style:list-style-name="L1">
      <style:text-properties fo:font-weight="bold" officeooo:rsid="00134b01" officeooo:paragraph-rsid="0000bf73" style:font-weight-asian="bold" style:font-weight-complex="bold"/>
    </style:style>
    <style:style style:name="P43" style:family="paragraph" style:parent-style-name="Standard" style:list-style-name="L1">
      <style:text-properties fo:font-weight="bold" officeooo:rsid="001532a2" officeooo:paragraph-rsid="0000bf73" style:font-weight-asian="bold" style:font-weight-complex="bold"/>
    </style:style>
    <style:style style:name="P44" style:family="paragraph" style:parent-style-name="Standard" style:list-style-name="L1">
      <style:text-properties fo:font-weight="bold" officeooo:rsid="0015a439" officeooo:paragraph-rsid="0000bf73" style:font-weight-asian="bold" style:font-weight-complex="bold"/>
    </style:style>
    <style:style style:name="P45" style:family="paragraph" style:parent-style-name="Standard" style:list-style-name="L1">
      <style:text-properties fo:font-weight="bold" officeooo:rsid="00190fa1" officeooo:paragraph-rsid="0000bf73" style:font-weight-asian="bold" style:font-weight-complex="bold"/>
    </style:style>
    <style:style style:name="P46" style:family="paragraph" style:parent-style-name="Standard" style:list-style-name="L1">
      <style:text-properties fo:font-weight="bold" officeooo:rsid="001cc568" officeooo:paragraph-rsid="0000bf73" style:font-weight-asian="bold" style:font-weight-complex="bold"/>
    </style:style>
    <style:style style:name="P47" style:family="paragraph" style:parent-style-name="Standard" style:list-style-name="L1">
      <style:text-properties fo:font-weight="bold" officeooo:rsid="001d0cbd" officeooo:paragraph-rsid="0000bf73" style:font-weight-asian="bold" style:font-weight-complex="bold"/>
    </style:style>
    <style:style style:name="P48" style:family="paragraph" style:parent-style-name="Standard" style:list-style-name="L1">
      <style:text-properties fo:font-weight="bold" officeooo:rsid="002108d5" officeooo:paragraph-rsid="0000bf73" style:font-weight-asian="bold" style:font-weight-complex="bold"/>
    </style:style>
    <style:style style:name="P49" style:family="paragraph" style:parent-style-name="Standard" style:list-style-name="L6">
      <style:text-properties fo:font-weight="bold" officeooo:rsid="001d602e" officeooo:paragraph-rsid="001d602e" style:font-weight-asian="bold" style:font-weight-complex="bold"/>
    </style:style>
    <style:style style:name="P50" style:family="paragraph" style:parent-style-name="Standard">
      <style:text-properties fo:font-weight="bold" officeooo:rsid="001f2216" officeooo:paragraph-rsid="001f2216" style:font-weight-asian="bold" style:font-weight-complex="bold"/>
    </style:style>
    <style:style style:name="P51" style:family="paragraph" style:parent-style-name="Standard">
      <style:text-properties fo:font-weight="bold" officeooo:rsid="0006783a" officeooo:paragraph-rsid="0005937b" style:font-weight-asian="bold" style:font-weight-complex="bold"/>
    </style:style>
    <style:style style:name="P52" style:family="paragraph" style:parent-style-name="Standard">
      <style:text-properties fo:font-weight="bold" officeooo:rsid="000160f5" officeooo:paragraph-rsid="0005937b" style:font-weight-asian="bold" style:font-weight-complex="bold"/>
    </style:style>
    <style:style style:name="P53" style:family="paragraph" style:parent-style-name="Standard">
      <style:text-properties fo:font-weight="bold" officeooo:rsid="00024f21" officeooo:paragraph-rsid="0005937b" style:font-weight-asian="bold" style:font-weight-complex="bold"/>
    </style:style>
    <style:style style:name="P54" style:family="paragraph" style:parent-style-name="Standard">
      <style:text-properties fo:font-weight="bold" officeooo:rsid="00034aca" officeooo:paragraph-rsid="0005937b" style:font-weight-asian="bold" style:font-weight-complex="bold"/>
    </style:style>
    <style:style style:name="P55" style:family="paragraph" style:parent-style-name="Standard">
      <style:text-properties fo:font-weight="bold" officeooo:rsid="00034f88" officeooo:paragraph-rsid="0005937b" style:font-weight-asian="bold" style:font-weight-complex="bold"/>
    </style:style>
    <style:style style:name="P56" style:family="paragraph" style:parent-style-name="Standard">
      <style:text-properties fo:font-weight="bold" officeooo:rsid="0004e5a7" officeooo:paragraph-rsid="0005937b" style:font-weight-asian="bold" style:font-weight-complex="bold"/>
    </style:style>
    <style:style style:name="P57" style:family="paragraph" style:parent-style-name="Standard" style:list-style-name="L1">
      <style:text-properties fo:font-weight="normal" officeooo:rsid="0002fba8" officeooo:paragraph-rsid="0000bf73" style:font-weight-asian="normal" style:font-weight-complex="normal"/>
    </style:style>
    <style:style style:name="P58" style:family="paragraph" style:parent-style-name="Standard" style:list-style-name="L1">
      <style:text-properties fo:font-weight="normal" officeooo:rsid="0009fb51" officeooo:paragraph-rsid="0000bf73" style:font-weight-asian="normal" style:font-weight-complex="normal"/>
    </style:style>
    <style:style style:name="P59" style:family="paragraph" style:parent-style-name="Standard" style:list-style-name="L1">
      <style:text-properties fo:font-weight="normal" officeooo:rsid="000384df" officeooo:paragraph-rsid="0000bf73" style:font-weight-asian="normal" style:font-weight-complex="normal"/>
    </style:style>
    <style:style style:name="P60" style:family="paragraph" style:parent-style-name="Standard" style:list-style-name="L1">
      <style:text-properties fo:font-weight="normal" officeooo:rsid="0004626e" officeooo:paragraph-rsid="0000bf73" style:font-weight-asian="normal" style:font-weight-complex="normal"/>
    </style:style>
    <style:style style:name="P61" style:family="paragraph" style:parent-style-name="Standard" style:list-style-name="L1">
      <style:text-properties fo:font-style="normal" fo:font-weight="normal" officeooo:rsid="000d3585" officeooo:paragraph-rsid="0000bf73" style:font-style-asian="normal" style:font-weight-asian="normal" style:font-style-complex="normal" style:font-weight-complex="normal"/>
    </style:style>
    <style:style style:name="P62" style:family="paragraph" style:parent-style-name="Standard" style:list-style-name="L1">
      <style:text-properties fo:font-style="normal" fo:font-weight="normal" officeooo:rsid="001532a2" officeooo:paragraph-rsid="0000bf73" style:font-style-asian="normal" style:font-weight-asian="normal" style:font-style-complex="normal" style:font-weight-complex="normal"/>
    </style:style>
    <style:style style:name="P63" style:family="paragraph" style:parent-style-name="Standard" style:list-style-name="L1">
      <style:text-properties fo:font-style="normal" fo:font-weight="normal" officeooo:rsid="0015a439" officeooo:paragraph-rsid="0000bf73" style:font-style-asian="normal" style:font-weight-asian="normal" style:font-style-complex="normal" style:font-weight-complex="normal"/>
    </style:style>
    <style:style style:name="P64" style:family="paragraph" style:parent-style-name="Standard" style:list-style-name="L1">
      <style:text-properties fo:font-style="normal" fo:font-weight="normal" officeooo:rsid="001cc568" officeooo:paragraph-rsid="0000bf73" style:font-style-asian="normal" style:font-weight-asian="normal" style:font-style-complex="normal" style:font-weight-complex="normal"/>
    </style:style>
    <style:style style:name="P65" style:family="paragraph" style:parent-style-name="Standard" style:list-style-name="L1">
      <style:text-properties fo:font-style="normal" fo:font-weight="normal" officeooo:rsid="001d1e2a" officeooo:paragraph-rsid="0000bf73" style:font-style-asian="normal" style:font-weight-asian="normal" style:font-style-complex="normal" style:font-weight-complex="normal"/>
    </style:style>
    <style:style style:name="P66" style:family="paragraph" style:parent-style-name="Standard" style:list-style-name="L1">
      <style:text-properties fo:font-style="normal" fo:font-weight="normal" officeooo:rsid="001ed8ee" officeooo:paragraph-rsid="0000bf73" style:font-style-asian="normal" style:font-weight-asian="normal" style:font-style-complex="normal" style:font-weight-complex="normal"/>
    </style:style>
    <style:style style:name="P67" style:family="paragraph" style:parent-style-name="Standard" style:list-style-name="L1">
      <style:text-properties fo:font-style="normal" fo:font-weight="normal" officeooo:rsid="0002725e" officeooo:paragraph-rsid="0002725e" style:font-style-asian="normal" style:font-weight-asian="normal" style:font-style-complex="normal" style:font-weight-complex="normal"/>
    </style:style>
    <style:style style:name="P68" style:family="paragraph" style:parent-style-name="Standard" style:list-style-name="L1">
      <style:text-properties fo:font-style="normal" fo:font-weight="normal" officeooo:rsid="0020c9cd" officeooo:paragraph-rsid="0000bf73" style:font-style-asian="normal" style:font-weight-asian="normal" style:font-style-complex="normal" style:font-weight-complex="normal"/>
    </style:style>
    <style:style style:name="P69" style:family="paragraph" style:parent-style-name="Standard" style:list-style-name="L1">
      <style:text-properties fo:font-style="normal" fo:font-weight="normal" officeooo:rsid="002108d5" officeooo:paragraph-rsid="0000bf73" style:font-style-asian="normal" style:font-weight-asian="normal" style:font-style-complex="normal" style:font-weight-complex="normal"/>
    </style:style>
    <style:style style:name="P70" style:family="paragraph" style:parent-style-name="Standard" style:list-style-name="L1">
      <style:text-properties fo:font-style="normal" fo:font-weight="normal" officeooo:rsid="0022e6ee" officeooo:paragraph-rsid="0000bf73" style:font-style-asian="normal" style:font-weight-asian="normal" style:font-style-complex="normal" style:font-weight-complex="normal"/>
    </style:style>
    <style:style style:name="P71" style:family="paragraph" style:parent-style-name="Standard" style:list-style-name="L5">
      <style:text-properties fo:font-style="normal" style:text-underline-style="none" fo:font-weight="normal" officeooo:rsid="00153a57" officeooo:paragraph-rsid="00153a57" style:font-style-asian="normal" style:font-weight-asian="normal" style:font-style-complex="normal" style:font-weight-complex="normal"/>
    </style:style>
    <style:style style:name="P72" style:family="paragraph" style:parent-style-name="Standard" style:list-style-name="L6">
      <style:text-properties fo:font-style="normal" style:text-underline-style="none" fo:font-weight="normal" officeooo:rsid="001d602e" officeooo:paragraph-rsid="001d602e" style:font-style-asian="normal" style:font-weight-asian="normal" style:font-style-complex="normal" style:font-weight-complex="normal"/>
    </style:style>
    <style:style style:name="P73" style:family="paragraph" style:parent-style-name="Standard" style:list-style-name="L2">
      <style:text-properties officeooo:rsid="000daf50" officeooo:paragraph-rsid="000daf50"/>
    </style:style>
    <style:style style:name="P74" style:family="paragraph" style:parent-style-name="Standard" style:list-style-name="L3">
      <style:text-properties officeooo:rsid="000eea93" officeooo:paragraph-rsid="000eea93"/>
    </style:style>
    <style:style style:name="P75" style:family="paragraph" style:parent-style-name="Standard" style:list-style-name="L3">
      <style:text-properties officeooo:rsid="000f197c" officeooo:paragraph-rsid="000f197c"/>
    </style:style>
    <style:style style:name="P76" style:family="paragraph" style:parent-style-name="Standard" style:list-style-name="L4">
      <style:text-properties officeooo:rsid="000f48a8" officeooo:paragraph-rsid="000f48a8"/>
    </style:style>
    <style:style style:name="P77" style:family="paragraph" style:parent-style-name="Standard" style:list-style-name="L4">
      <style:text-properties officeooo:rsid="0010e733" officeooo:paragraph-rsid="0010e733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23786c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169657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71ac5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90fa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a6f7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b095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1f6c1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03e3a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5c17a" style:font-style-asian="normal" style:font-weight-asian="normal" style:font-style-complex="normal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23786c" style:font-style-asian="normal" style:font-style-complex="normal"/>
    </style:style>
    <style:style style:name="T13" style:family="text">
      <style:text-properties fo:font-style="normal" officeooo:rsid="001b0954" style:font-style-asian="normal" style:font-style-complex="normal"/>
    </style:style>
    <style:style style:name="T14" style:family="text">
      <style:text-properties fo:font-style="normal" officeooo:rsid="0003e3ab" style:font-style-asian="normal" style:font-style-complex="normal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197156" style:font-style-asian="normal" style:font-style-complex="normal"/>
    </style:style>
    <style:style style:name="T17" style:family="text">
      <style:text-properties fo:font-style="normal" style:text-underline-style="none" officeooo:rsid="001c1382" style:font-style-asian="normal" style:font-style-complex="normal"/>
    </style:style>
    <style:style style:name="T1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77a53" style:font-style-asian="normal" style:font-weight-asian="normal" style:font-style-complex="normal" style:font-weight-complex="normal"/>
    </style:style>
    <style:style style:name="T20" style:family="text">
      <style:text-properties fo:font-style="normal" style:text-underline-style="none" fo:font-weight="normal" officeooo:rsid="00197156" style:font-style-asian="normal" style:font-weight-asian="normal" style:font-style-complex="normal" style:font-weight-complex="normal"/>
    </style:style>
    <style:style style:name="T21" style:family="text">
      <style:text-properties fo:font-style="normal" style:text-underline-style="none" fo:font-weight="normal" officeooo:rsid="001a6f17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none" fo:font-weight="normal" officeooo:rsid="001c1382" style:font-style-asian="normal" style:font-weight-asian="normal" style:font-style-complex="normal" style:font-weight-complex="normal"/>
    </style:style>
    <style:style style:name="T2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a95bb" style:font-weight-asian="normal" style:font-weight-complex="normal"/>
    </style:style>
    <style:style style:name="T27" style:family="text">
      <style:text-properties fo:font-weight="normal" officeooo:rsid="0007bb51" style:font-weight-asian="normal" style:font-weight-complex="normal"/>
    </style:style>
    <style:style style:name="T28" style:family="text">
      <style:text-properties fo:font-weight="normal" officeooo:rsid="00052332" style:font-weight-asian="normal" style:font-weight-complex="normal"/>
    </style:style>
    <style:style style:name="T29" style:family="text">
      <style:text-properties fo:font-weight="normal" officeooo:rsid="000b1753" style:font-weight-asian="normal" style:font-weight-complex="normal"/>
    </style:style>
    <style:style style:name="T30" style:family="text">
      <style:text-properties officeooo:rsid="0002fba8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style:text-underline-style="none" fo:font-weight="normal" officeooo:rsid="000857ba" style:font-weight-asian="normal" style:font-weight-complex="normal"/>
    </style:style>
    <style:style style:name="T34" style:family="text">
      <style:text-properties style:text-underline-style="none" fo:font-weight="normal" officeooo:rsid="000f48a8" style:font-weight-asian="normal" style:font-weight-complex="normal"/>
    </style:style>
    <style:style style:name="T35" style:family="text">
      <style:text-properties style:text-underline-style="none" fo:font-weight="bold" style:font-weight-asian="bold" style:font-weight-complex="bold"/>
    </style:style>
    <style:style style:name="T36" style:family="text">
      <style:text-properties style:text-underline-style="none" fo:font-weight="bold" officeooo:rsid="000857ba" style:font-weight-asian="bold" style:font-weight-complex="bold"/>
    </style:style>
    <style:style style:name="T37" style:family="text">
      <style:text-properties style:text-underline-style="none" fo:font-weight="bold" officeooo:rsid="000f48a8" style:font-weight-asian="bold" style:font-weight-complex="bold"/>
    </style:style>
    <style:style style:name="T38" style:family="text">
      <style:text-properties officeooo:rsid="0007bb51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ERCOSUL<text:span text:style-name="T25">:</text:span></text:p>
      <text:list xml:id="list1907548042" text:style-name="L1">
        <text:list-item>
          <text:p text:style-name="P34">Trata<text:span text:style-name="T30">d</text:span>o de Assunção<text:span text:style-name="T25"> → constituiu o bloco;</text:span></text:p>
        </text:list-item>
        <text:list-item>
          <text:p text:style-name="P57">Tratado de Assunção foi motivado por aspectos econômico-comerciais;</text:p>
        </text:list-item>
        <text:list-item>
          <text:p text:style-name="P58">Tratado de Assunção → qualquer membro da ALADI pode aderir ao MERCOSUL;</text:p>
        </text:list-item>
        <text:list-item>
          <text:p text:style-name="P35"><text:span text:style-name="T25">objetiva </text:span>mercado comum<text:span text:style-name="T25">, mas atualmente é </text:span><text:span text:style-name="T31">união aduaneira imperfeita</text:span><text:span text:style-name="T32">;</text:span></text:p>
        </text:list-item>
        <text:list-item>
          <text:p text:style-name="P59">2006 → protocolo de adesão da VE, mas PY não ratificou;</text:p>
        </text:list-item>
        <text:list-item>
          <text:p text:style-name="P60">2012 → Fernando Lugo foi destituído do PY, Protocolo de Ushuaia suspendeu o PY, VE aderiu;</text:p>
        </text:list-item>
        <text:list-item>
          <text:p text:style-name="P60">2014 → PY voltou ao bloco;</text:p>
        </text:list-item>
        <text:list-item>
          <text:p text:style-name="P60">2016 → VE suspensa, por não cumprir obrigações de adesão;</text:p>
        </text:list-item>
        <text:list-item>
          <text:p text:style-name="P60">2017 → Protocolo de Ushuaia invocado para suspender VE por ruptura da ordem democrática;</text:p>
        </text:list-item>
        <text:list-item>
          <text:p text:style-name="P60">categorias de membros:</text:p>
          <text:list>
            <text:list-item>
              <text:p text:style-name="P36">efetivos<text:span text:style-name="T25"> → AR, BR, UR, PY;</text:span></text:p>
            </text:list-item>
            <text:list-item>
              <text:p text:style-name="P36">efetivo suspenso<text:span text:style-name="T25"> → VE;</text:span></text:p>
            </text:list-item>
            <text:list-item>
              <text:p text:style-name="P36">associados<text:span text:style-name="T25"> → </text:span><text:span text:style-name="T26">BO, </text:span><text:span text:style-name="T25">CL, EC, PE, CO, Guiana, Suriname;</text:span></text:p>
            </text:list-item>
            <text:list-item>
              <text:p text:style-name="P36">em adesão<text:span text:style-name="T25"> → BO;</text:span></text:p>
            </text:list-item>
          </text:list>
        </text:list-item>
        <text:list-item>
          <text:p text:style-name="P37"><text:span text:style-name="T25">associados participam das reuniões, mas </text:span>sem<text:span text:style-name="T25"> direito a voto, </text:span><text:span text:style-name="T38">não</text:span><text:span text:style-name="T27"> usam a TEC, </text:span><text:span text:style-name="T38">nem</text:span><text:span text:style-name="T27"> se vinculam às normas emanadas dos órgãos decisórios do bloco;</text:span></text:p>
        </text:list-item>
        <text:list-item>
          <text:p text:style-name="P38"><text:span text:style-name="T27">m</text:span><text:span text:style-name="T25">embros podem aplicar medidas </text:span><text:span text:style-name="T39">antidumping</text:span><text:span text:style-name="T1"> e compensatórias uns contra os outros;</text:span></text:p>
        </text:list-item>
        <text:list-item>
          <text:p text:style-name="P61">Brasil x Argentina → possível aplicar medida de salvaguarda pelo Mecanismo de Adaptação Competitiva (MAC);</text:p>
        </text:list-item>
        <text:list-item>
          <text:p text:style-name="P39"><text:span text:style-name="T1">ainda </text:span><text:span text:style-name="T11">não há</text:span><text:span text:style-name="T1"> livre circulação de serviços (Protocolo de Montevidéu previu que houvesse até 2015...);</text:span></text:p>
        </text:list-item>
        <text:list-item>
          <text:p text:style-name="P40"><text:span text:style-name="T1">ainda </text:span><text:span text:style-name="T11">não há</text:span><text:span text:style-name="T1"> livre circulação dos fatores de produção (mas há iniciativas como a Declaração Sociolaboral do MERCOSUL e o Acordo Multilateral de Seguridade Social do MERCOSUL);</text:span></text:p>
        </text:list-item>
        <text:list-item>
          <text:p text:style-name="P41"><text:span text:style-name="T1">há sistema </text:span><text:span text:style-name="T11">provisório</text:span><text:span text:style-name="T1"> de solução de controvérsias;</text:span></text:p>
        </text:list-item>
        <text:list-item>
          <text:p text:style-name="P42"><text:span text:style-name="T1">Estrutura institucional </text:span><text:span text:style-name="T11">provisória</text:span><text:span text:style-name="T1"> do MERCOSUL segundo o </text:span><text:span text:style-name="T11">Tratado de Assunção</text:span><text:span text:style-name="T1">:</text:span></text:p>
          <text:list>
            <text:list-item>
              <text:p text:style-name="P42"><text:span text:style-name="T11">Conselho do Mercado Comum (CMC)</text:span><text:span text:style-name="T1">;</text:span></text:p>
            </text:list-item>
            <text:list-item>
              <text:p text:style-name="P42"><text:span text:style-name="T11">Grupo Mercado Comum</text:span><text:span text:style-name="T1">;</text:span></text:p>
            </text:list-item>
          </text:list>
        </text:list-item>
        <text:list-item>
          <text:p text:style-name="P43"><text:span text:style-name="T1">Protocolo de Ouro Preto →</text:span><text:span text:style-name="T2"> estrutura institucional </text:span><text:span text:style-name="T12">definitiva</text:span><text:span text:style-name="T1">:</text:span></text:p>
          <text:list>
            <text:list-item>
              <text:p text:style-name="P62">conferiu a estrutura institucional personalidade jurídica de direito internacional público;</text:p>
            </text:list-item>
            <text:list-item>
              <text:p text:style-name="P44"><text:span text:style-name="T1">CMC →</text:span><text:span text:style-name="T3"> pode criar ou extinguir órgãos, novos ou </text:span><text:span text:style-name="T4">mesmo os já </text:span><text:span text:style-name="T3">existentes;</text:span></text:p>
            </text:list-item>
            <text:list-item>
              <text:p text:style-name="P63">GMC;</text:p>
            </text:list-item>
            <text:list-item>
              <text:p text:style-name="P44"><text:span text:style-name="T1">Comissão de Comércio do MERCOSUL </text:span><text:span text:style-name="T5">(CCM)</text:span><text:span text:style-name="T1">;</text:span></text:p>
            </text:list-item>
            <text:list-item>
              <text:p text:style-name="P63">Comissão Parlamentar Conjunta;</text:p>
            </text:list-item>
            <text:list-item>
              <text:p text:style-name="P63">Foro Consultivo Econômico-Social;</text:p>
            </text:list-item>
            <text:list-item>
              <text:p text:style-name="P63">Secretaria Administrativa do MERCOSUL;</text:p>
            </text:list-item>
            <text:list-item>
              <text:p text:style-name="P45"><text:span text:style-name="T1">órgãos decisórios → CMC, GMC, CCM →</text:span><text:span text:style-name="T6"> têm natureza intergovernamental </text:span><text:span text:style-name="T7">→ decisões tomadas por </text:span><text:span text:style-name="T13">consenso</text:span><text:span text:style-name="T7">;</text:span></text:p>
            </text:list-item>
          </text:list>
        </text:list-item>
        <text:list-item>
          <text:p text:style-name="P46"><text:span text:style-name="T7">C</text:span><text:span text:style-name="T1">MC:</text:span></text:p>
          <text:list>
            <text:list-item>
              <text:p text:style-name="P64">condução política;</text:p>
            </text:list-item>
            <text:list-item>
              <text:p text:style-name="P64">integrado por Ministros das Relações Exteriores e Ministros da Economia ou equivalentes;</text:p>
            </text:list-item>
            <text:list-item>
              <text:p text:style-name="P47"><text:span text:style-name="T1">reunião mínima de 1 vez por semestre, com participação dos Presidentes dos Estados-parte (</text:span><text:span text:style-name="T11">Reuniões de Cúpula</text:span><text:span text:style-name="T1">);</text:span></text:p>
            </text:list-item>
            <text:list-item>
              <text:p text:style-name="P65">decisões são obrigatórias aos Estados-parte;</text:p>
            </text:list-item>
          </text:list>
        </text:list-item>
        <text:list-item>
          <text:p text:style-name="P66">GMC:</text:p>
          <text:list>
            <text:list-item>
              <text:p text:style-name="P66">órgão executivo;</text:p>
            </text:list-item>
            <text:list-item>
              <text:p text:style-name="P67"><text:soft-page-break/>aprovação do orçamento e da prestação de contas anual apresentada pela Secretaria do MERCOSUL;</text:p>
            </text:list-item>
            <text:list-item>
              <text:p text:style-name="P66">4 titulares + 4 subalternos por país, sendo obrigatoriamente representantes do MRE, ME e BACEN ou equivalentes;</text:p>
            </text:list-item>
          </text:list>
        </text:list-item>
        <text:list-item>
          <text:p text:style-name="P68">CCM:</text:p>
          <text:list>
            <text:list-item>
              <text:p text:style-name="P68">velar pela aplicação dos instrumentos de política comercial comum;</text:p>
            </text:list-item>
            <text:list-item>
              <text:p text:style-name="P69">composto por MRE;</text:p>
            </text:list-item>
            <text:list-item>
              <text:p text:style-name="P69">possui natureza técnica;</text:p>
            </text:list-item>
          </text:list>
        </text:list-item>
        <text:list-item>
          <text:p text:style-name="P48"><text:span text:style-name="T1">Parlamento do MERCOSUL </text:span><text:span text:style-name="T8">(Parlasul)</text:span><text:span text:style-name="T1">:</text:span></text:p>
          <text:list>
            <text:list-item>
              <text:p text:style-name="P70">unicameral;</text:p>
            </text:list-item>
            <text:list-item>
              <text:p text:style-name="P70">agilizar os procedimentos internos para a entrada em vigor de normas no âmbito do MERCOSUL.</text:p>
            </text:list-item>
          </text:list>
        </text:list-item>
      </text:list>
      <text:p text:style-name="P18"/>
      <text:p text:style-name="P19"><text:span text:style-name="T41">Órgãos decisórios</text:span><text:span text:style-name="T25"> do MERCOSUL (CMC</text:span>, GMC e CCM) tomam suas decisões mediante <text:span text:style-name="T41">consenso</text:span><text:span text:style-name="T25">.</text:span></text:p>
      <text:p text:style-name="P15"/>
      <text:p text:style-name="P6"><text:span text:style-name="T25">CMC é integrado pelos MREs e MEs, </text:span><text:span text:style-name="T28">ou equivalentes.</text:span></text:p>
      <text:p text:style-name="P16"/>
      <text:p text:style-name="P7"><text:span text:style-name="T29">Todos os órgãos do MERCOSUL </text:span><text:span text:style-name="T25">são </text:span><text:span text:style-name="T41">intergovernamentais</text:span><text:span text:style-name="T25">.</text:span></text:p>
      <text:p text:style-name="P17"/>
      <text:p text:style-name="P8"><text:span text:style-name="T25">O </text:span><text:span text:style-name="T35">sistema de solução de controvérsias </text:span><text:span text:style-name="T32">do MERCOSUL foi estabelecido pelo </text:span><text:span text:style-name="T35">Protocolo de Olivos</text:span><text:span text:style-name="T32">.</text:span></text:p>
      <text:p text:style-name="P28"/>
      <text:p text:style-name="P8"><text:span text:style-name="T32">O </text:span><text:span text:style-name="T35">Protocolo de Ouro Preto</text:span><text:span text:style-name="T32"> deu </text:span><text:span text:style-name="T35">PJ</text:span><text:span text:style-name="T32"> ao MERCOSUL e definiu </text:span><text:span text:style-name="T33">sua</text:span><text:span text:style-name="T32"> </text:span><text:span text:style-name="T35">estrutura institucional </text:span><text:span text:style-name="T36">definitiva</text:span><text:span text:style-name="T33">.</text:span></text:p>
      <text:p text:style-name="P29"/>
      <text:p text:style-name="P9"><text:span text:style-name="T33">A </text:span><text:span text:style-name="T32">Comissão Parlamentar Conjunta (CPC) foi criada pelo Protocolo de Ouro Preto, </text:span><text:span text:style-name="T35">mas não existe mais</text:span><text:span text:style-name="T32">, foi substituída pelo Parlamento do MERCOSUL.</text:span></text:p>
      <text:p text:style-name="P30"/>
      <text:p text:style-name="P10"><text:span text:style-name="T32">A CPC </text:span><text:span text:style-name="T35">não</text:span><text:span text:style-name="T32"> possuía representação proporcional ao número de habitantes de cada Estado-parte.</text:span></text:p>
      <text:p text:style-name="P31"/>
      <text:p text:style-name="P11"><text:span text:style-name="T32">No </text:span><text:span text:style-name="T35">Protocolo Constitutivo do Parlamento do MERCOSUL</text:span><text:span text:style-name="T32"> há expressamente o princípio do tratamento especial e diferenciado a países de economias menores.</text:span></text:p>
      <text:p text:style-name="P32"/>
      <text:p text:style-name="P12"><text:span text:style-name="T32">Cálculo da </text:span><text:span text:style-name="T35">margem de preferência</text:span><text:span text:style-name="T32">:</text:span></text:p>
      <text:list xml:id="list1674918823" text:style-name="L2">
        <text:list-item>
          <text:p text:style-name="P73"><text:span text:style-name="T32">na </text:span><text:span text:style-name="T35">OMC</text:span><text:span text:style-name="T32"> → ex.: II = 30%, margem = 10% → imposto devido = 30%-10% = 20%;</text:span></text:p>
        </text:list-item>
        <text:list-item>
          <text:p text:style-name="P73"><text:span text:style-name="T32">na </text:span><text:span text:style-name="T35">ALADI</text:span><text:span text:style-name="T32"> → ex.: II = 30%, margem = 10% → imposto devido = 30% - 30% x 10% = 27%.</text:span></text:p>
        </text:list-item>
      </text:list>
      <text:p text:style-name="P33"/>
      <text:p text:style-name="P13"><text:span text:style-name="T32">No </text:span><text:span text:style-name="T34">comércio </text:span><text:span text:style-name="T37">intrabloco</text:span><text:span text:style-name="T34"> do </text:span><text:span text:style-name="T32">MERCOSUL:</text:span></text:p>
      <text:list xml:id="list1186034074" text:style-name="L3">
        <text:list-item>
          <text:p text:style-name="P74"><text:span text:style-name="T32">direitos </text:span><text:span text:style-name="T40">antidumping</text:span><text:span text:style-name="T18"> e medidas compensatórias → permitida a aplicação </text:span><text:span text:style-name="T23">entre membros</text:span><text:span text:style-name="T18">; [o que vai contra o Art. XXIV do GATT…]</text:span></text:p>
        </text:list-item>
        <text:list-item>
          <text:p text:style-name="P75"><text:span text:style-name="T18">medidas de salvaguarda → permitida</text:span><text:span text:style-name="T23"> </text:span><text:span text:style-name="T18">entre Brasil x Argentina, ao amparo do MAC.</text:span></text:p>
        </text:list-item>
      </text:list>
      <text:p text:style-name="P20"/>
      <text:p text:style-name="P21">No comércio MERCOSUL x terceiros países:</text:p>
      <text:list xml:id="list3721599311" text:style-name="L4">
        <text:list-item>
          <text:p text:style-name="P76"><text:span text:style-name="T23">em teoria</text:span><text:span text:style-name="T18">, direitos </text:span><text:span text:style-name="T40">antidumping</text:span><text:span text:style-name="T18"> e medidas compensatórias deveriam ser aplicadas </text:span><text:span text:style-name="T23">em bloco</text:span><text:span text:style-name="T18">;</text:span></text:p>
        </text:list-item>
        <text:list-item>
          <text:p text:style-name="P76"><text:span text:style-name="T23">na prática</text:span><text:span text:style-name="T18">, cada país do bloco, </text:span><text:span text:style-name="T23">individualmente</text:span><text:span text:style-name="T18">, aplica direitos </text:span><text:span text:style-name="T40">antidumping</text:span><text:span text:style-name="T18"> e medidas compensatórias contra terceiros países;</text:span></text:p>
        </text:list-item>
        <text:list-item>
          <text:p text:style-name="P77"><text:span text:style-name="T18">quanto a </text:span><text:span text:style-name="T24">medidas de salvaguarda</text:span><text:span text:style-name="T18">, </text:span><text:span text:style-name="T23">já existe</text:span><text:span text:style-name="T18"> possibilidade de aplicação unificada pelo MERCOSUL contra terceiros países (Decisão CMC 17/96).</text:span></text:p>
        </text:list-item>
      </text:list>
      <text:p text:style-name="P22"><text:soft-page-break/></text:p>
      <text:p text:style-name="P14"><text:span text:style-name="T18">Entendimento da ESAF → MAC </text:span><text:span text:style-name="T23">não</text:span><text:span text:style-name="T18"> pode ser considerado como barreira comercial intra-MERCOSUL, pois trata-se de </text:span><text:span text:style-name="T24">mecanismo bilateral</text:span><text:span text:style-name="T18"> existente entre Brasil e Argentina.</text:span></text:p>
      <text:p text:style-name="P23"/>
      <text:p text:style-name="P3"><text:span text:style-name="T15">Protocolo de Montevidéu</text:span><text:span text:style-name="T18"> → liberalização do comércio </text:span><text:span text:style-name="T15">de serviços</text:span><text:span text:style-name="T18"> no MERCOSUL.</text:span></text:p>
      <text:p text:style-name="P24"/>
      <text:p text:style-name="P25">Exceções à TEC:</text:p>
      <text:list xml:id="list1617533498" text:style-name="L5">
        <text:list-item>
          <text:p text:style-name="P71">Brasil e Argentina → até final de 2021 → 100 códigos;</text:p>
        </text:list-item>
        <text:list-item>
          <text:p text:style-name="P71">Uruguai → até final de 2022 → 225 códigos;</text:p>
        </text:list-item>
        <text:list-item>
          <text:p text:style-name="P71">Venezuela → até final de 2016 → 260 códigos</text:p>
        </text:list-item>
        <text:list-item>
          <text:p text:style-name="P71">Venezuela → até final de 2017 → 160 códigos;</text:p>
        </text:list-item>
        <text:list-item>
          <text:p text:style-name="P71">Paraguai → até final de 2023 → 649 códigos.</text:p>
        </text:list-item>
      </text:list>
      <text:p text:style-name="P4"><text:span text:style-name="T18">Países podem modificar, </text:span><text:span text:style-name="T15">a cada 6 meses</text:span><text:span text:style-name="T18">, </text:span><text:span text:style-name="T15">até 20%</text:span><text:span text:style-name="T18"> d</text:span><text:span text:style-name="T19">esses</text:span><text:span text:style-name="T18"> códigos tarifários, </text:span><text:span text:style-name="T20">e devem </text:span><text:span text:style-name="T16">valorizar a oferta exportável</text:span><text:span text:style-name="T20"> existente no MERCOSUL </text:span><text:span text:style-name="T21">(não cobrar alíquota inferior ao do parceiro no bloco)</text:span><text:span text:style-name="T20">.</text:span></text:p>
      <text:p text:style-name="P26"/>
      <text:p text:style-name="P5"><text:span text:style-name="T16">E</text:span><text:span text:style-name="T15">x-tarifário</text:span><text:span text:style-name="T18"> → redução do II na importação de BK&amp;BIT </text:span><text:span text:style-name="T22">que </text:span><text:span text:style-name="T17">não</text:span><text:span text:style-name="T22"> tenham produção nacional.</text:span></text:p>
      <text:list xml:id="list3874184688" text:style-name="L6">
        <text:list-item>
          <text:p text:style-name="P49"><text:span text:style-name="T22">I</text:span><text:span text:style-name="T18">I fica reduzido a 2%;</text:span></text:p>
        </text:list-item>
        <text:list-item>
          <text:p text:style-name="P72">redução tem vigência de 2 anos.</text:p>
        </text:list-item>
      </text:list>
      <text:p text:style-name="P27"/>
      <text:p text:style-name="P50"><text:span text:style-name="T15">Perfuração à TEC</text:span><text:span text:style-name="T18"> → quando no MERCOSUL é aprovada uma norma estabelecendo um nível de TEC </text:span><text:span text:style-name="T15">superior </text:span><text:span text:style-name="T18">ao </text:span><text:span text:style-name="T24">consolidado na OMC</text:span><text:span text:style-name="T18">, prevalece, para esse Estado-parte, a </text:span><text:span text:style-name="T15">tarifa consolidada</text:span><text:span text:style-name="T18">.</text:span></text:p>
      <text:p text:style-name="P50"><text:span text:style-name="T18"/></text:p>
      <text:p text:style-name="P52">CCM<text:span text:style-name="T25"> → facultado adotar medidas p/ garantir </text:span>abastecimento normal e fluído<text:span text:style-name="T25">.</text:span></text:p>
      <text:p text:style-name="P52"><text:span text:style-name="T25"/></text:p>
      <text:p text:style-name="P52">Desabastecimento interno<text:span text:style-name="T25"> → exceção à TEC, quando há desabastecimento de produção regional de uma matéria-prima para determinado insumo, </text:span>ainda que<text:span text:style-name="T25"> exista produção regional de outra matéria-prima para insumo similar mediante uma linha de produção alternativa.</text:span></text:p>
      <text:p text:style-name="P52"><text:span text:style-name="T25"/></text:p>
      <text:p text:style-name="P53"><text:span text:style-name="T25">Mercadorias provenientes de </text:span>zonas francas<text:span text:style-name="T25"> são exceções ao livre comércio intra-MERCOSUL (ou seja, aplica-se a TEC).</text:span></text:p>
      <text:p text:style-name="P53"><text:span text:style-name="T25"/></text:p>
      <text:p text:style-name="P54"><text:span text:style-name="T25">As controvérsias sobre a aplicação dos Acordos </text:span><text:span text:style-name="T39">Antidumping</text:span><text:span text:style-name="T1"> e sobre Subsídios e Medidas Compensatórias da OMC </text:span><text:span text:style-name="T11">podem</text:span><text:span text:style-name="T1"> ser apreciadas no marco do sistema de resolução de controvérsias do MERCOSUL.</text:span></text:p>
      <text:p text:style-name="P54"><text:span text:style-name="T1"/></text:p>
      <text:p text:style-name="P55"><text:span text:style-name="T1">Medidas de </text:span><text:span text:style-name="T11">salvaguarda</text:span><text:span text:style-name="T1"> no MERCOSUL → somente BR-AR, </text:span><text:span text:style-name="T9">demais </text:span><text:span text:style-name="T14">não</text:span><text:span text:style-name="T9"> podem aplicá-las.</text:span></text:p>
      <text:p text:style-name="P55"><text:span text:style-name="T9"/></text:p>
      <text:p text:style-name="P56"><text:span text:style-name="T9">M</text:span><text:span text:style-name="T1">edidas sanitárias só podem ser impostas se houver prova científica do risco alegado, salvo </text:span><text:span text:style-name="T10">no caso de</text:span><text:span text:style-name="T1"> medidas sanitárias provisórias.</text:span></text:p>
      <text:p text:style-name="P56"><text:span text:style-name="T1"/></text:p>
      <text:p text:style-name="P51"><text:span text:style-name="T18">Acordo de Barreiras Técnicas ao Comércio (TBT) é um acordo multilateral da OM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07797" officeooo:paragraph-rsid="0000779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4 - MERCOSUL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7-16T18:03:08.546000000</dc:date>
    <meta:editing-duration>PT1M47S</meta:editing-duration>
    <meta:editing-cycles>5</meta:editing-cycles>
    <meta:document-statistic meta:table-count="0" meta:image-count="0" meta:object-count="0" meta:page-count="3" meta:paragraph-count="88" meta:word-count="1023" meta:character-count="6256" meta:non-whitespace-character-count="5383"/>
  </office:meta>
</office:document-meta>
</file>